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1.1583in"/>
    </style:style>
    <style:style style:name="Table1.B" style:family="table-column">
      <style:table-column-properties style:column-width="0.7167in"/>
    </style:style>
    <style:style style:name="Table1.C" style:family="table-column">
      <style:table-column-properties style:column-width="1.1701in"/>
    </style:style>
    <style:style style:name="Table1.D" style:family="table-column">
      <style:table-column-properties style:column-width="0.9431in"/>
    </style:style>
    <style:style style:name="Table1.E" style:family="table-column">
      <style:table-column-properties style:column-width="1.1799in"/>
    </style:style>
    <style:style style:name="Table1.F" style:family="table-column">
      <style:table-column-properties style:column-width="0.7625in"/>
    </style:style>
    <style:style style:name="Table1.G" style:family="table-column">
      <style:table-column-properties style:column-width="1.3583in"/>
    </style:style>
    <style:style style:name="Table1.H" style:family="table-column">
      <style:table-column-properties style:column-width="1.4132in"/>
    </style:style>
    <style:style style:name="Table1.I" style:family="table-column">
      <style:table-column-properties style:column-width="1.4229in"/>
    </style:style>
    <style:style style:name="Table1.1" style:family="table-row">
      <style:table-row-properties style:min-row-height="0.8056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5983b0" fo:padding="0.0382in" fo:border="0.05pt solid #000000">
        <style:background-image/>
      </style:table-cell-properties>
    </style:style>
    <style:style style:name="Table1.2" style:family="table-row">
      <style:table-row-properties style:min-row-height="1.1882in"/>
    </style:style>
    <style:style style:name="Table1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/>
      <style:text-properties fo:language="zxx" fo:country="none" officeooo:paragraph-rsid="0011ea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margin-top="0in" fo:margin-bottom="0in" loext:contextual-spacing="false"/>
      <style:text-properties fo:language="zxx" fo:country="none" officeooo:paragraph-rsid="001d8f2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fo:language="zxx" fo:country="none" officeooo:paragraph-rsid="0011eae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fo:language="zxx" fo:country="none" officeooo:rsid="00168705" officeooo:paragraph-rsid="0016870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fo:language="zxx" fo:country="none" officeooo:rsid="0011eae1" officeooo:paragraph-rsid="0011eae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fo:language="zxx" fo:country="none" officeooo:rsid="0014f547" officeooo:paragraph-rsid="0014f547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fo:language="zxx" fo:country="none" officeooo:rsid="001665c5" officeooo:paragraph-rsid="001665c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fo:language="zxx" fo:country="none" officeooo:rsid="00139514" officeooo:paragraph-rsid="001395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fo:language="zxx" fo:country="none" officeooo:rsid="001ba134" officeooo:paragraph-rsid="001ba1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fo:language="zxx" fo:country="none" officeooo:rsid="0011eae1" officeooo:paragraph-rsid="0011ea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fo:language="zxx" fo:country="none" officeooo:rsid="0011eae1" officeooo:paragraph-rsid="0014f54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fo:language="zxx" fo:country="none" officeooo:rsid="00184a92" officeooo:paragraph-rsid="00184a9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fo:language="zxx" fo:country="none" officeooo:rsid="0014f547" officeooo:paragraph-rsid="0014f54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fo:language="zxx" fo:country="none" officeooo:rsid="00151b5c" officeooo:paragraph-rsid="00151b5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fo:language="zxx" fo:country="none" officeooo:rsid="00157637" officeooo:paragraph-rsid="0015763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language="zxx" fo:country="none" officeooo:rsid="001665c5" officeooo:paragraph-rsid="001665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19ae45" officeooo:paragraph-rsid="0019ae45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1ba134" officeooo:paragraph-rsid="001ba134" style:language-asian="zxx" style:country-asian="none" style:language-complex="zxx" style:country-complex="none"/>
    </style:style>
    <style:style style:name="P20" style:family="paragraph" style:parent-style-name="Header">
      <style:paragraph-properties fo:text-align="start" style:justify-single-word="false"/>
      <style:text-properties officeooo:rsid="001d8f27" officeooo:paragraph-rsid="001d8f27"/>
    </style:style>
    <style:style style:name="T1" style:family="text">
      <style:text-properties officeooo:rsid="0014f547"/>
    </style:style>
    <style:style style:name="T2" style:family="text">
      <style:text-properties officeooo:rsid="0019ae45"/>
    </style:style>
    <style:style style:name="T3" style:family="text">
      <style:text-properties officeooo:rsid="001ba134"/>
    </style:style>
    <style:style style:name="T4" style:family="text">
      <style:text-properties officeooo:rsid="001ef633"/>
    </style:style>
    <style:style style:name="T5" style:family="text">
      <style:text-properties fo:font-weight="bold" officeooo:rsid="001ef63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5">Denominación</text:p>
          </table:table-cell>
          <table:table-cell table:style-name="Table1.B1" office:value-type="string">
            <text:p text:style-name="P5">Concepto</text:p>
          </table:table-cell>
          <table:table-cell table:style-name="Table1.B1" office:value-type="string">
            <text:p text:style-name="P5">Capital social</text:p>
          </table:table-cell>
          <table:table-cell table:style-name="Table1.B1" office:value-type="string">
            <text:p text:style-name="P5">Socios</text:p>
          </table:table-cell>
          <table:table-cell table:style-name="Table1.B1" office:value-type="string">
            <text:p text:style-name="P5">Responsabilidad</text:p>
          </table:table-cell>
          <table:table-cell table:style-name="Table1.B1" office:value-type="string">
            <text:p text:style-name="P5">Ayudas del Estado</text:p>
          </table:table-cell>
          <table:table-cell table:style-name="Table1.B1" office:value-type="string">
            <text:p text:style-name="P6">Impuestos</text:p>
          </table:table-cell>
          <table:table-cell table:style-name="Table1.I1" office:value-type="string">
            <text:p text:style-name="P5">Cuándo es conveniente crearlas</text:p>
          </table:table-cell>
        </table:table-row>
        <table:table-row table:style-name="Table1.2">
          <table:table-cell table:style-name="Table1.A2" office:value-type="string">
            <text:p text:style-name="P1">El empresario individual</text:p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8">Es la empresa en la que una sola persona física lo aporta todo, corre con todos los riesgos y se queda con todos los beneficios.</text:p>
          </table:table-cell>
          <table:table-cell table:style-name="Table1.D2" office:value-type="string">
            <text:p text:style-name="P9">Sin capital mínimo</text:p>
          </table:table-cell>
          <table:table-cell table:style-name="Table1.E2" office:value-type="string">
            <text:p text:style-name="P9">Uno.</text:p>
          </table:table-cell>
          <table:table-cell table:style-name="Table1.F2" office:value-type="string">
            <text:p text:style-name="P10">Ilimita<text:span text:style-name="T1">da.</text:span></text:p>
          </table:table-cell>
          <table:table-cell table:style-name="Table1.G2" office:value-type="string">
            <text:p text:style-name="P10">Bajo ciertos requisitos puede cobrar el paro.</text:p>
          </table:table-cell>
          <table:table-cell table:style-name="Table1.H2" office:value-type="string">
            <text:p text:style-name="P12">Cuota de autónomos, IVA si corresponde e IRPF.</text:p>
          </table:table-cell>
          <table:table-cell table:style-name="Table1.I2" office:value-type="string">
            <text:p text:style-name="P10">Cuando se emprende en solitario y no se esperan beneficios netos de más de 90.000€ anuales.</text:p>
          </table:table-cell>
        </table:table-row>
        <table:table-row table:style-name="Table1.2">
          <table:table-cell table:style-name="Table1.A2" office:value-type="string">
            <text:p text:style-name="P2">Las comunidades </text:p>
            <text:p text:style-name="P2">de bienes</text:p>
          </table:table-cell>
          <table:table-cell table:style-name="Table1.B3" office:value-type="string">
            <text:p text:style-name="P17"/>
          </table:table-cell>
          <table:table-cell table:style-name="Table1.B3" office:value-type="string">
            <text:p text:style-name="P18">Explotación de una propiedad común por parte de sus propietarios.</text:p>
          </table:table-cell>
          <table:table-cell table:style-name="Table1.B3" office:value-type="string">
            <text:p text:style-name="P9">Sin capital mínimo.</text:p>
          </table:table-cell>
          <table:table-cell table:style-name="Table1.B3" office:value-type="string">
            <text:p text:style-name="P10">Mínimo 2.</text:p>
          </table:table-cell>
          <table:table-cell table:style-name="Table1.B3" office:value-type="string">
            <text:p text:style-name="P10">Ilimitada.</text:p>
          </table:table-cell>
          <table:table-cell table:style-name="Table1.B3" office:value-type="string">
            <text:p text:style-name="P9">Ninguna general. Hay alguna específica para el sector vitícola o por rehabilitación del casco histórico.</text:p>
          </table:table-cell>
          <table:table-cell table:style-name="Table1.B3" office:value-type="string">
            <text:p text:style-name="P12">La comunidad en sí no paga IRPF en la mayoría de los casos, pero los comuneros sí. </text:p>
          </table:table-cell>
          <table:table-cell table:style-name="Table1.I3" office:value-type="string">
            <text:p text:style-name="P10">Cuando se desea explotar una propiedad que es compartida con otra persona, por ejemplo, dos hermanos que heredan tierras.</text:p>
          </table:table-cell>
        </table:table-row>
        <table:table-row table:style-name="Table1.2">
          <table:table-cell table:style-name="Table1.A2" office:value-type="string">
            <text:p text:style-name="P1">Las sociedades civiles</text:p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8">Un contrato en el cual dos o más personas se comprometen a poner dinero, bienes o industria con ánimo de compartir beneficios</text:p>
          </table:table-cell>
          <table:table-cell table:style-name="Table1.D4" office:value-type="string">
            <text:p text:style-name="P19">Sin capital mínimo.</text:p>
          </table:table-cell>
          <table:table-cell table:style-name="Table1.E4" office:value-type="string">
            <text:p text:style-name="P10">Mínimo 2.</text:p>
          </table:table-cell>
          <table:table-cell table:style-name="Table1.F4" office:value-type="string">
            <text:p text:style-name="P10">Ilimitada.</text:p>
          </table:table-cell>
          <table:table-cell table:style-name="Table1.G4" office:value-type="string">
            <text:p text:style-name="P9">Subvención de hasta el 50% de la inversión inicial si se considera que es beneficioso para la comunidad.</text:p>
          </table:table-cell>
          <table:table-cell table:style-name="Table1.H4" office:value-type="string">
            <text:p text:style-name="P12">Tributación del IVA, IRPF, IAE, Transmisiones Patrimoniales (ITP) y Actos Jurídicos (AJD).</text:p>
          </table:table-cell>
          <table:table-cell table:style-name="Table1.I4" office:value-type="string">
            <text:p text:style-name="P10">Cuando dos o más personas pueden poner en común dinero, bienes o industria para compartir ganancias.</text:p>
          </table:table-cell>
        </table:table-row>
        <text:soft-page-break/>
        <table:table-row table:style-name="Table1.2">
          <table:table-cell table:style-name="Table1.A2" office:value-type="string">
            <text:p text:style-name="P1">Las sociedades limitadas</text:p>
          </table:table-cell>
          <table:table-cell table:style-name="Table1.B3" office:value-type="string">
            <text:p text:style-name="P10">S.L/S.R.L</text:p>
          </table:table-cell>
          <table:table-cell table:style-name="Table1.B3" office:value-type="string">
            <text:p text:style-name="P19">Forma de establecer una empresa que impide que haya que responder con el patrimonio personal en caso de quiebra.</text:p>
          </table:table-cell>
          <table:table-cell table:style-name="Table1.B3" office:value-type="string">
            <text:p text:style-name="P10">&gt;=3.000€. <text:span text:style-name="T2">Puede ser aportaciones monetarias o en especie (un ordenador, un terreno etc…). </text:span></text:p>
          </table:table-cell>
          <table:table-cell table:style-name="Table1.B3" office:value-type="string">
            <text:p text:style-name="P10">Una o más <text:s/>personas.</text:p>
          </table:table-cell>
          <table:table-cell table:style-name="Table1.B3" office:value-type="string">
            <text:p text:style-name="P10">Limitada al capital aportado por cada socio.</text:p>
          </table:table-cell>
          <table:table-cell table:style-name="Table1.B3" office:value-type="string">
            <text:p text:style-name="P18">A excepción de alguna reducción en la cuota de autónomos por diversas circunstancias y el acceso a créditos ICO, ninguna.</text:p>
          </table:table-cell>
          <table:table-cell table:style-name="Table1.B3" office:value-type="string">
            <text:p text:style-name="P18">Están obligados a tributar por el Impuesto de Sociedades y el IVA.</text:p>
          </table:table-cell>
          <table:table-cell table:style-name="Table1.I3" office:value-type="string">
            <text:p text:style-name="P10"><text:span text:style-name="T2">E</text:span>s el modo más recomendable, ya que limitan la responsabilidad y el capital social requerido es pequeño.</text:p>
          </table:table-cell>
        </table:table-row>
        <table:table-row table:style-name="Table1.2">
          <table:table-cell table:style-name="Table1.A2" office:value-type="string">
            <text:p text:style-name="P1">Las sociedades limitadas nueva empresa</text:p>
          </table:table-cell>
          <table:table-cell table:style-name="Table1.B6" office:value-type="string">
            <text:p text:style-name="P8">S.L.N.E</text:p>
          </table:table-cell>
          <table:table-cell table:style-name="Table1.C6" office:value-type="string">
            <text:p text:style-name="P19">Forma simplificada de la S.L. normal, aplicable a empresas de nueva creación.</text:p>
          </table:table-cell>
          <table:table-cell table:style-name="Table1.D6" office:value-type="string">
            <text:p text:style-name="P8"><text:span text:style-name="T3">E</text:span>ntre 3.000 y 120.000€ por socio.</text:p>
          </table:table-cell>
          <table:table-cell table:style-name="Table1.E6" office:value-type="string">
            <text:p text:style-name="P8">1-5 socios (personas físicas).</text:p>
          </table:table-cell>
          <table:table-cell table:style-name="Table1.F6" office:value-type="string">
            <text:p text:style-name="P11">Limitada al capital aportado por cada socio.</text:p>
          </table:table-cell>
          <table:table-cell table:style-name="Table1.G6" office:value-type="string">
            <text:p text:style-name="P13">Aplazamiento del impuesto de sucesiones y no obligación de pagos fraccionados del mismo durante los dos primeros periodos impositivos y aplazamiento o fraccionamiento del IRPF el primer año.</text:p>
          </table:table-cell>
          <table:table-cell table:style-name="Table1.H6" office:value-type="string">
            <text:p text:style-name="P9">Igual que las Sociedades Limitadas normales.</text:p>
          </table:table-cell>
          <table:table-cell table:style-name="Table1.I6" office:value-type="string">
            <text:p text:style-name="P13">Se pueden constituir rápidamente, con lo que si se tiene claro que se quiere montar una S.L desde cero, este es el mejor método.</text:p>
          </table:table-cell>
        </table:table-row>
        <table:table-row table:style-name="Table1.2">
          <table:table-cell table:style-name="Table1.A2" office:value-type="string">
            <text:p text:style-name="P1">Las sociedades anónimas</text:p>
          </table:table-cell>
          <table:table-cell table:style-name="Table1.B3" office:value-type="string">
            <text:p text:style-name="P13">S.A.</text:p>
          </table:table-cell>
          <table:table-cell table:style-name="Table1.B3" office:value-type="string">
            <text:p text:style-name="P14">Empresa en la que el capital está dividido en acciones de libre compraventa.</text:p>
          </table:table-cell>
          <table:table-cell table:style-name="Table1.B3" office:value-type="string">
            <text:p text:style-name="P14">60.101’21€ divididos en acciones.</text:p>
          </table:table-cell>
          <table:table-cell table:style-name="Table1.B3" office:value-type="string">
            <text:p text:style-name="P14">Mínimo un socio, no hay máximo.</text:p>
          </table:table-cell>
          <table:table-cell table:style-name="Table1.B3" office:value-type="string">
            <text:p text:style-name="P14">Limitada al capital aportado.</text:p>
          </table:table-cell>
          <table:table-cell table:style-name="Table1.B3" office:value-type="string">
            <text:p text:style-name="P9">Ninguna general. Hay algunas específicas para el sector agrario, pesquero y vitícola.</text:p>
          </table:table-cell>
          <table:table-cell table:style-name="Table1.B3" office:value-type="string">
            <text:p text:style-name="P14">IVA e Impuesto de Sociedades.</text:p>
          </table:table-cell>
          <table:table-cell table:style-name="Table1.I3" office:value-type="string">
            <text:p text:style-name="P14">Si se tiene un negocio que necesite de inversión externa, si se es capaz de reunir el capital es mejor opción que pedir un préstamo bancario.</text:p>
          </table:table-cell>
        </table:table-row>
        <text:soft-page-break/>
        <table:table-row table:style-name="Table1.2">
          <table:table-cell table:style-name="Table1.A2" office:value-type="string">
            <text:p text:style-name="P1">Las sociedades laborales</text:p>
          </table:table-cell>
          <table:table-cell table:style-name="Table1.B8" office:value-type="string">
            <text:p text:style-name="P14">S.A.L / S.L.L (anónima / limitada ).</text:p>
          </table:table-cell>
          <table:table-cell table:style-name="Table1.C8" office:value-type="string">
            <text:p text:style-name="P14">Sociedad limitada o anónima en la que más de la mitad del capital social pertenece a los trabajadores.</text:p>
          </table:table-cell>
          <table:table-cell table:style-name="Table1.D8" office:value-type="string">
            <text:p text:style-name="P14">60.000€ para las anónimas y 3.000€ para las laborales.</text:p>
          </table:table-cell>
          <table:table-cell table:style-name="Table1.E8" office:value-type="string">
            <text:p text:style-name="P14">Mínimo 3. Hay socios trabajadores y socios capitalistas (no trabajan, solo ponen dinero/bienes).</text:p>
          </table:table-cell>
          <table:table-cell table:style-name="Table1.F8" office:value-type="string">
            <text:p text:style-name="P14">Limitada al capital aportado.</text:p>
          </table:table-cell>
          <table:table-cell table:style-name="Table1.G8" office:value-type="string">
            <text:p text:style-name="P15">Bonificación del Impuesto de Actividades Económicas del 95% y del Impuesto de Transmisiones Patrimoniales del 100%</text:p>
          </table:table-cell>
          <table:table-cell table:style-name="Table1.H8" office:value-type="string">
            <text:p text:style-name="P15">Tributan mediante el Impuesto de Sociedades.</text:p>
          </table:table-cell>
          <table:table-cell table:style-name="Table1.I8" office:value-type="string">
            <text:p text:style-name="P16">Cuando se busca un objetivo más social que económico</text:p>
          </table:table-cell>
        </table:table-row>
        <table:table-row table:style-name="Table1.2">
          <table:table-cell table:style-name="Table1.A2" office:value-type="string">
            <text:p text:style-name="P3">Las cooperativas</text:p>
          </table:table-cell>
          <table:table-cell table:style-name="Table1.B3" office:value-type="string">
            <text:p text:style-name="P7">S.Coop</text:p>
          </table:table-cell>
          <table:table-cell table:style-name="Table1.B3" office:value-type="string">
            <text:p text:style-name="P4">Tipo de empresa que proporciona a sus socios puestos de trabajo a través de la organización común de la producción de bienes y servicios para terceros.</text:p>
          </table:table-cell>
          <table:table-cell table:style-name="Table1.B3" office:value-type="string">
            <text:p text:style-name="P4">0</text:p>
          </table:table-cell>
          <table:table-cell table:style-name="Table1.B3" office:value-type="string">
            <text:p text:style-name="P17"/>
          </table:table-cell>
          <table:table-cell table:style-name="Table1.B3" office:value-type="string">
            <text:p text:style-name="P4">Limitada al capital aportado</text:p>
          </table:table-cell>
          <table:table-cell table:style-name="Table1.B3" office:value-type="string">
            <text:p text:style-name="P4">El impuesto de sociedades tributa al 20% y la mayoría están exentas del Impuesto de Transacciones Patrimoniales.</text:p>
          </table:table-cell>
          <table:table-cell table:style-name="Table1.B3" office:value-type="string">
            <text:p text:style-name="P4">Tributan el impuesto de Sociedades y hay que darse de alta como autónomo en el régimen general.</text:p>
          </table:table-cell>
          <table:table-cell table:style-name="Table1.I3" office:value-type="string">
            <text:p text:style-name="P4">Cuando se busque más el beneficio social que el económico y exista la posibilidad de juntarse con otras personas de un mismo sector profesiona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d8f27" officeooo:paragraph-rsid="001d8f27"/>
    </style:style>
    <style:style style:name="MT1" style:family="text">
      <style:text-properties fo:font-weight="bold" officeooo:rsid="001ef633" style:font-weight-asian="bold" style:font-weight-complex="bol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 3:<text:tab/><text:tab/></text:span>Christopher Vera McCaffe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3" meta:paragraph-count="78" meta:word-count="671" meta:character-count="4168" meta:non-whitespace-character-count="3570"/>
  </office:meta>
</office:document-meta>
</file>